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5.849cm" table:align="center"/>
    </style:style>
    <style:style style:name="Tabela1.A" style:family="table-column">
      <style:table-column-properties style:column-width="0.538cm"/>
    </style:style>
    <style:style style:name="Tabela1.B" style:family="table-column">
      <style:table-column-properties style:column-width="5.311cm"/>
    </style:style>
    <style:style style:name="Tabela1.A1" style:family="table-cell">
      <style:table-cell-properties style:vertical-align="middle" fo:padding="0.079cm" fo:border-left="0.75pt solid #666666" fo:border-right="0.75pt solid #666666" fo:border-top="0.75pt solid #666666" fo:border-bottom="0.05pt solid #666666"/>
    </style:style>
    <style:style style:name="Tabela1.B1" style:family="table-cell">
      <style:table-cell-properties style:vertical-align="middle" fo:padding="0.079cm" fo:border-left="0.05pt solid #666666" fo:border-right="0.75pt solid #666666" fo:border-top="0.75pt solid #666666" fo:border-bottom="0.05pt solid #666666"/>
    </style:style>
    <style:style style:name="Tabela1.A2" style:family="table-cell">
      <style:table-cell-properties style:vertical-align="middle" fo:padding="0.079cm" fo:border-left="0.75pt solid #666666" fo:border-right="0.75pt solid #666666" fo:border-top="none" fo:border-bottom="0.05pt solid #666666"/>
    </style:style>
    <style:style style:name="Tabela1.B2" style:family="table-cell">
      <style:table-cell-properties style:vertical-align="middle" fo:padding="0.079cm" fo:border-left="0.05pt solid #666666" fo:border-right="0.75pt solid #666666" fo:border-top="none" fo:border-bottom="0.05pt solid #666666"/>
    </style:style>
    <style:style style:name="Tabela1.A9" style:family="table-cell">
      <style:table-cell-properties style:vertical-align="middle" fo:padding="0.079cm" fo:border-left="0.75pt solid #666666" fo:border-right="0.75pt solid #666666" fo:border-top="none" fo:border-bottom="0.75pt solid #666666"/>
    </style:style>
    <style:style style:name="Tabela1.B9" style:family="table-cell">
      <style:table-cell-properties style:vertical-align="middle" fo:padding="0.079cm" fo:border-left="0.05pt solid #666666" fo:border-right="0.75pt solid #666666" fo:border-top="none" fo:border-bottom="0.75pt solid #666666"/>
    </style:style>
    <style:style style:name="P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paragraph-rsid="001ec4de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paragraph-rsid="0029e8e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paragraph-rsid="003b746b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rsid="002a5bf5" officeooo:paragraph-rsid="002a5bf5" style:font-size-asian="10pt" style:font-size-complex="10pt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rsid="003b746b" officeooo:paragraph-rsid="003caf75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fo:font-weight="bold" officeooo:rsid="003d93e1" officeooo:paragraph-rsid="003d93e1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fo:font-weight="bold" officeooo:rsid="0045c513" officeooo:paragraph-rsid="0045c513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9b8fb" officeooo:paragraph-rsid="0019b8fb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cd1c0" officeooo:paragraph-rsid="001cd1c0" style:font-size-asian="10pt" style:font-size-complex="10pt"/>
    </style:style>
    <style:style style:name="P10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434b8" officeooo:paragraph-rsid="002434b8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cd1c0" officeooo:paragraph-rsid="001cd1c0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dcee8" officeooo:paragraph-rsid="001dcee8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ec4de" officeooo:paragraph-rsid="001ec4de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046a8" officeooo:paragraph-rsid="002046a8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15e38" officeooo:paragraph-rsid="00215e38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c9c4c" officeooo:paragraph-rsid="002c9c4c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3694d" officeooo:paragraph-rsid="0033694d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61867" officeooo:paragraph-rsid="00261867" style:font-size-asian="10pt" style:font-weight-asian="normal" style:font-size-complex="10pt" style:font-weight-complex="normal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7f4a0" officeooo:paragraph-rsid="0027f4a0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9c053" officeooo:paragraph-rsid="0029c053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9e8e0" officeooo:paragraph-rsid="0029e8e0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a5bf5" officeooo:paragraph-rsid="002a5bf5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bc5f7" officeooo:paragraph-rsid="002bc5f7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20dff" officeooo:paragraph-rsid="00320dff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b746b" officeooo:paragraph-rsid="003b746b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b8d5c" officeooo:paragraph-rsid="003b8d5c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430a88" officeooo:paragraph-rsid="00430a88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caf75" officeooo:paragraph-rsid="003caf75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caf75" officeooo:paragraph-rsid="003b746b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d93e1" officeooo:paragraph-rsid="003d93e1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45c513" officeooo:paragraph-rsid="0045c513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456b2d" officeooo:paragraph-rsid="00456b2d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47341e" officeooo:paragraph-rsid="0047341e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9b8fb" officeooo:paragraph-rsid="0019f519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199550" officeooo:paragraph-rsid="00199550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1cd1c0" officeooo:paragraph-rsid="001cd1c0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1dcee8" officeooo:paragraph-rsid="001dcee8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1ec4de" officeooo:paragraph-rsid="001ec4de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231f06" officeooo:paragraph-rsid="00231f06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2046a8" officeooo:paragraph-rsid="002046a8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33694d" officeooo:paragraph-rsid="0033694d" style:font-size-asian="10pt" style:font-weight-asian="bold" style:font-size-complex="10pt" style:font-weight-complex="bold"/>
    </style:style>
    <style:style style:name="P4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2a5bf5" officeooo:paragraph-rsid="002a5bf5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3b746b" officeooo:paragraph-rsid="003b746b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3b8d5c" officeooo:paragraph-rsid="003b8d5c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430a88" officeooo:paragraph-rsid="00430a88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3caf75" officeooo:paragraph-rsid="003caf75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456b2d" officeooo:paragraph-rsid="00456b2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488a70" officeooo:paragraph-rsid="00488a70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style:font-name="Ubuntu" fo:font-size="10pt" style:font-size-asian="10pt" style:font-size-complex="10pt"/>
    </style:style>
    <style:style style:name="P5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Ubuntu" fo:font-size="10pt" style:font-size-asian="10pt" style:font-size-complex="10pt"/>
    </style:style>
    <style:style style:name="P51" style:family="paragraph" style:parent-style-name="Heading_20_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fa36b" style:font-name="Ubuntu" fo:font-size="10pt" fo:letter-spacing="normal" fo:font-style="normal" fo:font-weight="normal" officeooo:rsid="001ec4de" officeooo:paragraph-rsid="001ec4de" style:font-size-asian="10pt" style:font-weight-asian="normal" style:font-size-complex="10pt" style:font-weight-complex="normal"/>
    </style:style>
    <style:style style:name="P52" style:family="paragraph" style:parent-style-name="Heading_20_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3694d" officeooo:paragraph-rsid="0033694d" style:font-size-asian="10pt" style:font-weight-asian="normal" style:font-size-complex="10pt" style:font-weight-complex="normal"/>
    </style:style>
    <style:style style:name="P53" style:family="paragraph" style:parent-style-name="Heading_20_3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fa36b" style:font-name="Ubuntu" fo:font-size="10pt" fo:letter-spacing="normal" fo:font-style="normal" fo:font-weight="normal" style:font-size-asian="10pt" style:font-size-complex="10pt"/>
    </style:style>
    <style:style style:name="P54" style:family="paragraph" style:parent-style-name="Quotations" style:list-style-name="L3">
      <style:paragraph-properties fo:margin-left="0cm" fo:margin-right="0cm" fo:margin-top="0cm" fo:margin-bottom="0.499cm" loext:contextual-spacing="false" fo:line-height="100%" fo:text-align="start" style:justify-single-word="false" fo:orphans="2" fo:widows="2" fo:text-indent="0cm" style:auto-text-indent="false" fo:padding-left="0.049cm" fo:padding-right="0cm" fo:padding-top="0cm" fo:padding-bottom="0cm" fo:border-left="1.5pt solid #000000" fo:border-right="none" fo:border-top="none" fo:border-bottom="none"/>
    </style:style>
    <style:style style:name="P55" style:family="paragraph" style:parent-style-name="Quotations" style:list-style-name="L3">
      <style:paragraph-properties fo:margin-left="0cm" fo:margin-right="0cm" fo:margin-top="0cm" fo:margin-bottom="0.499cm" loext:contextual-spacing="false" fo:line-height="100%" fo:text-align="start" style:justify-single-word="false" fo:orphans="2" fo:widows="2" fo:text-indent="0cm" style:auto-text-indent="false" fo:padding-left="0.049cm" fo:padding-right="0cm" fo:padding-top="0cm" fo:padding-bottom="0cm" fo:border-left="1.5pt solid #000000" fo:border-right="none" fo:border-top="none" fo:border-bottom="none"/>
      <style:text-properties officeooo:paragraph-rsid="0035239f"/>
    </style:style>
    <style:style style:name="P56" style:family="paragraph" style:parent-style-name="Quotations" style:list-style-name="L3">
      <style:paragraph-properties fo:margin-left="0cm" fo:margin-right="0cm" fo:margin-top="0cm" fo:margin-bottom="0.499cm" loext:contextual-spacing="false" fo:line-height="100%" fo:text-align="start" style:justify-single-word="false" fo:orphans="2" fo:widows="2" fo:text-indent="0cm" style:auto-text-indent="false" fo:padding-left="0.049cm" fo:padding-right="0cm" fo:padding-top="0cm" fo:padding-bottom="0cm" fo:border-left="1.5pt solid #000000" fo:border-right="none" fo:border-top="none" fo:border-bottom="none"/>
      <style:text-properties officeooo:paragraph-rsid="0048c3a1"/>
    </style:style>
    <style:style style:name="P57" style:family="paragraph" style:parent-style-name="Quotations" style:list-style-name="L4">
      <style:paragraph-properties fo:margin-left="0cm" fo:margin-right="0cm" fo:margin-top="0cm" fo:margin-bottom="0.499cm" loext:contextual-spacing="false" fo:line-height="100%" fo:text-align="start" style:justify-single-word="false" fo:orphans="2" fo:widows="2" fo:text-indent="0cm" style:auto-text-indent="false" fo:padding-left="0.049cm" fo:padding-right="0cm" fo:padding-top="0cm" fo:padding-bottom="0cm" fo:border-left="1.5pt solid #000000" fo:border-right="none" fo:border-top="none" fo:border-bottom="none"/>
    </style:style>
    <style:style style:name="P58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</style:style>
    <style:style style:name="P59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officeooo:paragraph-rsid="004899c5"/>
    </style:style>
    <style:style style:name="P60" style:family="paragraph" style:parent-style-name="Text_20_body" style:list-style-name="L2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</style:style>
    <style:style style:name="P61" style:family="paragraph" style:parent-style-name="Text_20_body" style:list-style-name="L2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officeooo:paragraph-rsid="00233f94"/>
    </style:style>
    <style:style style:name="P62" style:family="paragraph" style:parent-style-name="Text_20_body" style:list-style-name="L2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officeooo:paragraph-rsid="002434b8"/>
    </style:style>
    <style:style style:name="P63" style:family="paragraph" style:parent-style-name="Text_20_body" style:list-style-name="L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</style:style>
    <style:style style:name="P64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</style:style>
    <style:style style:name="P65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style:font-size-asian="10pt" style:font-weight-asian="bold" style:font-size-complex="10pt" style:font-weight-complex="bold"/>
    </style:style>
    <style:style style:name="P66" style:family="paragraph" style:parent-style-name="Text_20_body" style:list-style-name="L2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style:font-size-asian="10pt" style:font-weight-asian="bold" style:font-size-complex="10pt" style:font-weight-complex="bold"/>
    </style:style>
    <style:style style:name="P67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33694d" officeooo:paragraph-rsid="0033694d" style:font-size-asian="10pt" style:font-weight-asian="bold" style:font-size-complex="10pt" style:font-weight-complex="bold"/>
    </style:style>
    <style:style style:name="P6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33694d" officeooo:paragraph-rsid="0048c3a1" style:font-size-asian="10pt" style:font-weight-asian="bold" style:font-size-complex="10pt" style:font-weight-complex="bold"/>
    </style:style>
    <style:style style:name="P70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48c3a1" officeooo:paragraph-rsid="0048c3a1" style:font-size-asian="10pt" style:font-weight-asian="bold" style:font-size-complex="10pt" style:font-weight-complex="bold"/>
    </style:style>
    <style:style style:name="P7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bold" officeooo:rsid="003b8d5c" officeooo:paragraph-rsid="003b8d5c" style:font-size-asian="10pt" style:font-weight-asian="bold" style:font-size-complex="10pt" style:font-weight-complex="bold"/>
    </style:style>
    <style:style style:name="P72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a9480" officeooo:paragraph-rsid="001a9480" style:font-size-asian="10pt" style:font-weight-asian="normal" style:font-size-complex="10pt" style:font-weight-complex="normal"/>
    </style:style>
    <style:style style:name="P73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1ba9c3" officeooo:paragraph-rsid="001ba9c3" style:font-size-asian="10pt" style:font-weight-asian="normal" style:font-size-complex="10pt" style:font-weight-complex="normal"/>
    </style:style>
    <style:style style:name="P74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20dff" officeooo:paragraph-rsid="00320dff" style:font-size-asian="10pt" style:font-weight-asian="normal" style:font-size-complex="10pt" style:font-weight-complex="normal"/>
    </style:style>
    <style:style style:name="P7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b746b" officeooo:paragraph-rsid="003b746b" style:font-size-asian="10pt" style:font-weight-asian="normal" style:font-size-complex="10pt" style:font-weight-complex="normal"/>
    </style:style>
    <style:style style:name="P76" style:family="paragraph" style:parent-style-name="Text_20_body" style:list-style-name="L2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33f94" officeooo:paragraph-rsid="00233f94" style:font-size-asian="10pt" style:font-size-complex="10pt"/>
    </style:style>
    <style:style style:name="P77" style:family="paragraph" style:parent-style-name="Text_20_body" style:list-style-name="L2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style:font-size-asian="10pt" style:font-size-complex="10pt"/>
    </style:style>
    <style:style style:name="P78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style:font-size-asian="10pt" style:font-size-complex="10pt"/>
    </style:style>
    <style:style style:name="P79" style:family="paragraph" style:parent-style-name="Text_20_body" style:list-style-name="L2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3ed70" officeooo:paragraph-rsid="0023ed70" style:font-size-asian="10pt" style:font-size-complex="10pt"/>
    </style:style>
    <style:style style:name="P80" style:family="paragraph" style:parent-style-name="Text_20_body" style:list-style-name="L2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434b8" officeooo:paragraph-rsid="002434b8" style:font-size-asian="10pt" style:font-size-complex="10pt"/>
    </style:style>
    <style:style style:name="P8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2434b8" officeooo:paragraph-rsid="002434b8" style:font-size-asian="10pt" style:font-size-complex="10pt"/>
    </style:style>
    <style:style style:name="P82" style:family="paragraph" style:parent-style-name="Text_20_body" style:list-style-name="L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5239f" officeooo:paragraph-rsid="0035239f" style:font-size-asian="10pt" style:font-size-complex="10pt"/>
    </style:style>
    <style:style style:name="P83" style:family="paragraph" style:parent-style-name="Text_20_body" style:list-style-name="L4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style:font-name="Ubuntu" fo:font-size="10pt" fo:letter-spacing="normal" fo:font-style="normal" fo:font-weight="normal" officeooo:rsid="0037fcf3" officeooo:paragraph-rsid="0037fcf3" style:font-size-asian="10pt" style:font-size-complex="10pt"/>
    </style:style>
    <style:style style:name="P84" style:family="paragraph" style:parent-style-name="Text_20_body" style:list-style-name="L2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1d1c1d" style:font-name="Ubuntu" fo:font-size="10pt" fo:letter-spacing="normal" fo:font-style="normal" fo:font-weight="normal" officeooo:rsid="002434b8" officeooo:paragraph-rsid="002434b8" style:font-size-asian="10pt" style:font-size-complex="10pt"/>
    </style:style>
    <style:style style:name="P8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fa36b" style:font-name="Ubuntu" fo:font-size="10pt" fo:letter-spacing="normal" fo:font-style="normal" fo:font-weight="normal" officeooo:rsid="001ec4de" officeooo:paragraph-rsid="001ec4de" style:font-size-asian="10pt" style:font-weight-asian="normal" style:font-size-complex="10pt" style:font-weight-complex="normal"/>
    </style:style>
    <style:style style:name="P8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fa36b" style:font-name="Ubuntu" fo:font-size="10pt" fo:letter-spacing="normal" fo:font-style="normal" fo:font-weight="normal" officeooo:rsid="0033694d" officeooo:paragraph-rsid="0033694d" style:font-size-asian="10pt" style:font-weight-asian="normal" style:font-size-complex="10pt" style:font-weight-complex="normal"/>
    </style:style>
    <style:style style:name="P87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fo:font-weight="normal" officeooo:rsid="001a9480" officeooo:paragraph-rsid="001a9480" style:font-size-asian="10pt" style:font-weight-asian="normal" style:font-size-complex="10pt" style:font-weight-complex="normal"/>
    </style:style>
    <style:style style:name="P88" style:family="paragraph" style:parent-style-name="Text_20_body" style:list-style-name="L1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rsid="001a9480" officeooo:paragraph-rsid="001a9480" style:font-size-asian="10pt" style:font-size-complex="10pt"/>
    </style:style>
    <style:style style:name="P89" style:family="paragraph" style:parent-style-name="Text_20_body" style:list-style-name="L2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rsid="0023ed70" officeooo:paragraph-rsid="0023ed70" style:font-size-asian="10pt" style:font-size-complex="10pt"/>
    </style:style>
    <style:style style:name="P90" style:family="paragraph" style:parent-style-name="Text_20_body" style:list-style-name="L2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rsid="002434b8" officeooo:paragraph-rsid="002434b8" style:font-size-asian="10pt" style:font-size-complex="10pt"/>
    </style:style>
    <style:style style:name="P91" style:family="paragraph" style:parent-style-name="Text_20_body" style:list-style-name="L3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Ubuntu" fo:font-size="10pt" officeooo:rsid="0035239f" officeooo:paragraph-rsid="0035239f" style:font-size-asian="10pt" style:font-size-complex="10pt"/>
    </style:style>
    <style:style style:name="P92" style:family="paragraph" style:parent-style-name="Text_20_body" style:list-style-name="L2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color="#000000" style:font-name="Ubuntu" fo:font-size="10pt" officeooo:rsid="002434b8" officeooo:paragraph-rsid="002434b8" style:font-size-asian="10pt" style:font-size-complex="10pt"/>
    </style:style>
    <style:style style:name="P93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fa36b" style:font-name="Ubuntu" fo:font-size="10pt" fo:letter-spacing="normal" fo:font-style="normal" fo:font-weight="normal" style:font-size-asian="10pt" style:font-size-complex="10pt"/>
    </style:style>
    <style:style style:name="P94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-0.7cm" style:auto-text-indent="false" style:page-number="auto" fo:background-color="transparent">
        <style:tab-stops>
          <style:tab-stop style:position="-0.503cm"/>
        </style:tab-stops>
      </style:paragraph-properties>
      <style:text-properties fo:font-variant="normal" fo:text-transform="none" style:font-name="Ubuntu" fo:font-size="10pt" fo:letter-spacing="normal" fo:font-style="normal" fo:font-weight="normal" officeooo:rsid="001a9480" officeooo:paragraph-rsid="001a9480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e83e8c" style:font-name="Ubuntu" fo:font-size="10pt" fo:letter-spacing="normal" fo:font-style="normal" fo:font-weight="bold" style:font-size-asian="10pt" style:font-weight-asian="bold" style:font-size-complex="10pt" style:font-weight-complex="bold"/>
    </style:style>
    <style:style style:name="T2" style:family="text">
      <style:text-properties fo:font-variant="normal" fo:text-transform="none" fo:color="#e83e8c" style:font-name="Ubuntu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e83e8c" style:font-name="Ubuntu" fo:font-size="10pt" fo:letter-spacing="normal" fo:font-style="normal" fo:font-weight="normal" officeooo:rsid="0035239f" style:font-size-asian="10pt" style:font-size-complex="10pt"/>
    </style:style>
    <style:style style:name="T4" style:family="text">
      <style:text-properties fo:font-variant="normal" fo:text-transform="none" fo:color="#e83e8c" style:font-name="Ubuntu" fo:font-size="10pt" fo:letter-spacing="normal" fo:font-style="normal" style:font-size-asian="10pt" style:font-size-complex="10pt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letter-spacing="normal" fo:font-style="normal" fo:font-weight="bold" officeooo:rsid="001ec4de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bold" officeooo:rsid="002046a8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9c053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bc5f7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9e8e0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3caf75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3b746b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434b8"/>
    </style:style>
    <style:style style:name="T17" style:family="text">
      <style:text-properties fo:font-variant="normal" fo:text-transform="none" fo:letter-spacing="normal" fo:font-style="normal" fo:font-weight="normal" officeooo:rsid="0023ed70"/>
    </style:style>
    <style:style style:name="T18" style:family="text">
      <style:text-properties fo:font-variant="normal" fo:text-transform="none" fo:letter-spacing="normal" fo:font-style="normal" fo:font-weight="normal" officeooo:rsid="00359e2e"/>
    </style:style>
    <style:style style:name="T19" style:family="text">
      <style:text-properties fo:font-variant="normal" fo:text-transform="none" fo:letter-spacing="normal" fo:font-style="normal" officeooo:rsid="001c6ee2"/>
    </style:style>
    <style:style style:name="T20" style:family="text">
      <style:text-properties fo:font-variant="normal" fo:text-transform="none" fo:letter-spacing="normal" fo:font-style="normal" officeooo:rsid="003b746b"/>
    </style:style>
    <style:style style:name="T21" style:family="text">
      <style:text-properties fo:font-variant="normal" fo:text-transform="none" fo:letter-spacing="normal" fo:font-style="normal" officeooo:rsid="0046ee09"/>
    </style:style>
    <style:style style:name="T22" style:family="text">
      <style:text-properties fo:font-variant="normal" fo:text-transform="none" fo:color="#0fa36b" style:text-line-through-style="none" style:text-line-through-type="none" style:font-name="Ubuntu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fa36b" style:text-line-through-style="none" style:text-line-through-type="none" style:font-name="Ubuntu" fo:font-size="10pt" fo:letter-spacing="normal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0fa36b" style:text-line-through-style="none" style:text-line-through-type="none" style:font-name="Ubuntu" fo:font-size="10pt" fo:letter-spacing="normal" fo:font-style="normal" style:text-underline-style="none" style:text-blinking="false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style:font-name="Ubuntu" fo:font-size="10pt" fo:letter-spacing="normal" fo:font-style="normal" fo:font-weight="bol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style:font-name="Ubuntu" fo:font-size="10pt" fo:letter-spacing="normal" fo:font-style="normal" fo:font-weight="bold" style:font-size-asian="10pt" style:font-size-complex="10pt"/>
    </style:style>
    <style:style style:name="T27" style:family="text">
      <style:text-properties fo:font-variant="normal" fo:text-transform="none" style:font-name="Ubuntu" fo:font-size="10pt" fo:letter-spacing="normal" fo:font-style="normal" fo:font-weight="normal" style:font-size-asian="10pt" style:font-size-complex="10pt"/>
    </style:style>
    <style:style style:name="T28" style:family="text">
      <style:text-properties fo:font-variant="normal" fo:text-transform="none" style:font-name="Ubuntu" fo:font-size="10pt" fo:letter-spacing="normal" fo:font-style="normal" style:font-size-asian="10pt" style:font-size-complex="10pt"/>
    </style:style>
    <style:style style:name="T29" style:family="text">
      <style:text-properties fo:font-variant="normal" fo:text-transform="none" fo:color="#000000" style:font-name="Ubuntu" fo:font-size="10pt" fo:letter-spacing="normal" fo:font-style="normal" fo:font-weight="normal" officeooo:rsid="0035239f" style:font-size-asian="10pt" style:font-size-complex="10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3694d" style:font-weight-asian="bold" style:font-weight-complex="bold"/>
    </style:style>
    <style:style style:name="T32" style:family="text">
      <style:text-properties officeooo:rsid="001dcee8"/>
    </style:style>
    <style:style style:name="T33" style:family="text">
      <style:text-properties officeooo:rsid="002a5bf5"/>
    </style:style>
    <style:style style:name="T34" style:family="text">
      <style:text-properties officeooo:rsid="0033694d"/>
    </style:style>
    <text:list-style style:name="L1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tab/>Shell Script – Parte 2</text:p>
      <text:p text:style-name="P34"/>
      <text:list xml:id="list1942706959" text:style-name="L1">
        <text:list-header>
          <text:p text:style-name="P58"><text:span text:style-name="Strong_20_Emphasis"><text:span text:style-name="T25">Para os próximos exercícios, crie um novo arquivo chamado </text:span></text:span><text:span text:style-name="Strong_20_Emphasis"><text:span text:style-name="Source_20_Text"><text:span text:style-name="T1">phrases.txt</text:span></text:span></text:span><text:span text:style-name="Strong_20_Emphasis"><text:span text:style-name="T25"> e adicione algumas frases a sua escolha. Não precisa criar o arquivo pelo terminal.</text:span></text:span></text:p>
          <text:p text:style-name="P59"><text:span text:style-name="T25">Busque pelas frases que não contenham a palavra </text:span><text:span text:style-name="Source_20_Text"><text:span text:style-name="T1">fox</text:span></text:span><text:span text:style-name="T25">.</text:span></text:p>
          <text:p text:style-name="P65"/>
          <text:p text:style-name="P58"><text:span text:style-name="T25">Conte o número de palavras do arquivo </text:span><text:span text:style-name="Source_20_Text"><text:span text:style-name="T1">phrases.txt</text:span></text:span><text:span text:style-name="T25">.</text:span></text:p>
          <text:p text:style-name="P94">wc nomeDoArquivo </text:p>
          <text:p text:style-name="P59"><text:span text:style-name="T25">Conte o número de linhas do arquivo </text:span><text:span text:style-name="Source_20_Text"><text:span text:style-name="T1">phrases.txt</text:span></text:span><text:span text:style-name="T25">.</text:span></text:p>
          <text:p text:style-name="P72">wc -w nomeDoArquivo.txt</text:p>
          <text:p text:style-name="P58"><text:span text:style-name="T25">Crie os arquivos </text:span><text:span text:style-name="Source_20_Text"><text:span text:style-name="T1">empty.tbt</text:span></text:span><text:span text:style-name="T25"> e </text:span><text:span text:style-name="Source_20_Text"><text:span text:style-name="T1">empty.pdf</text:span></text:span><text:span text:style-name="T25">.</text:span></text:p>
          <text:p text:style-name="P87"><text:span text:style-name="T19">w</text:span><text:span text:style-name="T5">c -l nomeDoArquivo.txt</text:span></text:p>
          <text:p text:style-name="P58"><text:span text:style-name="T25">Liste todos os arquivos do diretório </text:span><text:span text:style-name="Source_20_Text"><text:span text:style-name="T1">unix_tests</text:span></text:span><text:span text:style-name="T25">.</text:span></text:p>
          <text:p text:style-name="P72">ls</text:p>
          <text:p text:style-name="P58"><text:span text:style-name="T25">Liste todos os arquivos que terminem com </text:span><text:span text:style-name="Source_20_Text"><text:span text:style-name="T1">txt</text:span></text:span><text:span text:style-name="T25">.</text:span></text:p>
          <text:p text:style-name="P88"><text:span text:style-name="T6">l</text:span><text:span text:style-name="T10">s *.txt</text:span></text:p>
          <text:p text:style-name="P58"><text:span text:style-name="T25">Liste todos os arquivos que terminem com </text:span><text:span text:style-name="Source_20_Text"><text:span text:style-name="T1">tbt</text:span></text:span><text:span text:style-name="T25"> ou </text:span><text:span text:style-name="Source_20_Text"><text:span text:style-name="T1">txt</text:span></text:span><text:span text:style-name="T25">.</text:span></text:p>
          <text:p text:style-name="P73">Ls *.t?t?</text:p>
          <text:p text:style-name="P58"><text:span text:style-name="T25">Acesse o manual do comando </text:span><text:span text:style-name="Source_20_Text"><text:span text:style-name="T1">ls</text:span></text:span><text:span text:style-name="T25">.</text:span></text:p>
          <text:p text:style-name="P73">man ls</text:p>
        </text:list-header>
      </text:list>
      <text:p text:style-name="P3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9"><text:span text:style-name="T30"><text:tab/>Comando: cat &gt; algumNome</text:span><text:line-break/><text:tab/>Guarda os valores entrados na variável. CTRL + D pra sair</text:p>
      <text:p text:style-name="P36"><text:tab/>Comando: cat&gt;&gt;algumaVariávelqueJaExista</text:p>
      <text:p text:style-name="P9"><text:tab/>Acrescenta valores na variável já criada</text:p>
      <text:p text:style-name="P36"><text:tab/>Comando: cat list1 list2&gt; biglist</text:p>
      <text:p text:style-name="P9"><text:tab/>Concatena os valores contidos em list1 e list2</text:p>
      <text:p text:style-name="P36"><text:tab/>Comando: sort</text:p>
      <text:p text:style-name="P11"><text:tab/>Digitar algumas palavras e após ctrl +d , ele lista todas em ordem <text:span text:style-name="T32">alfabética.</text:span></text:p>
      <text:p text:style-name="P11"><text:span text:style-name="T30"><text:tab/>Comando</text:span>: <text:span text:style-name="T30">sort&lt; lista</text:span></text:p>
      <text:p text:style-name="P11"><text:tab/>O comando &lt; mostra o arquivo lista de forma ordenada</text:p>
      <text:p text:style-name="P37"><text:tab/>Quem está no sistema comigo?</text:p>
      <text:p text:style-name="P12"><text:tab/>Who</text:p>
      <text:p text:style-name="P37"><text:tab/>Buscar o conteúdo de dois arquivos usando | contendo uma palavra específica:</text:p>
      <text:p text:style-name="P12"><text:tab/>cat list1 list2 | grep p | sort</text:p>
      <text:p text:style-name="P36"/>
      <text:p text:style-name="P38"><text:tab/>Resumindo</text:p>
      <text:p text:style-name="P38"><text:tab/>&gt; adiciona, se usar de novo, substitui o conteúdo </text:p>
      <text:p text:style-name="P38"><text:tab/>&gt;&gt; acrescenta ao existente</text:p>
      <text:p text:style-name="P39"><text:tab/>&lt;mostra o conteúdo</text:p>
      <text:p text:style-name="P38"/>
      <text:p text:style-name="P1"><text:span text:style-name="T7"><text:tab/>Buscar uma lista com todos os nomes que </text:span><text:span text:style-name="T8">contenham</text:span><text:span text:style-name="T7"> a letra “a” com o resultado em ordem <text:tab/>alfabética:</text:span></text:p>
      <text:p text:style-name="P13"><text:tab/>grep a nomeArquivo | sort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/>
      <text:p text:style-name="P14"/>
      <text:p text:style-name="P40"><text:tab/>Changing access rights</text:p>
      <text:p text:style-name="P14"><text:tab/>chmod (changing a file mode)</text:p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0">u</text:p>
          </table:table-cell>
          <table:table-cell table:style-name="Tabela1.B1" office:value-type="string">
            <text:p text:style-name="P49">user</text:p>
          </table:table-cell>
        </table:table-row>
        <table:table-row>
          <table:table-cell table:style-name="Tabela1.A2" office:value-type="string">
            <text:p text:style-name="P50">g</text:p>
          </table:table-cell>
          <table:table-cell table:style-name="Tabela1.B2" office:value-type="string">
            <text:p text:style-name="P49">group</text:p>
          </table:table-cell>
        </table:table-row>
        <table:table-row>
          <table:table-cell table:style-name="Tabela1.A2" office:value-type="string">
            <text:p text:style-name="P50">o</text:p>
          </table:table-cell>
          <table:table-cell table:style-name="Tabela1.B2" office:value-type="string">
            <text:p text:style-name="P49">other</text:p>
          </table:table-cell>
        </table:table-row>
        <table:table-row>
          <table:table-cell table:style-name="Tabela1.A2" office:value-type="string">
            <text:p text:style-name="P50">a</text:p>
          </table:table-cell>
          <table:table-cell table:style-name="Tabela1.B2" office:value-type="string">
            <text:p text:style-name="P49">all</text:p>
          </table:table-cell>
        </table:table-row>
        <table:table-row>
          <table:table-cell table:style-name="Tabela1.A2" office:value-type="string">
            <text:p text:style-name="P50">r</text:p>
          </table:table-cell>
          <table:table-cell table:style-name="Tabela1.B2" office:value-type="string">
            <text:p text:style-name="P49">read</text:p>
          </table:table-cell>
        </table:table-row>
        <table:table-row>
          <table:table-cell table:style-name="Tabela1.A2" office:value-type="string">
            <text:p text:style-name="P50">w</text:p>
          </table:table-cell>
          <table:table-cell table:style-name="Tabela1.B2" office:value-type="string">
            <text:p text:style-name="P49">write (and delete)</text:p>
          </table:table-cell>
        </table:table-row>
        <table:table-row>
          <table:table-cell table:style-name="Tabela1.A2" office:value-type="string">
            <text:p text:style-name="P50">x</text:p>
          </table:table-cell>
          <table:table-cell table:style-name="Tabela1.B2" office:value-type="string">
            <text:p text:style-name="P49">execute (and access directory)</text:p>
          </table:table-cell>
        </table:table-row>
        <table:table-row>
          <table:table-cell table:style-name="Tabela1.A2" office:value-type="string">
            <text:p text:style-name="P50">+</text:p>
          </table:table-cell>
          <table:table-cell table:style-name="Tabela1.B2" office:value-type="string">
            <text:p text:style-name="P49">add permission</text:p>
          </table:table-cell>
        </table:table-row>
        <table:table-row>
          <table:table-cell table:style-name="Tabela1.A9" office:value-type="string">
            <text:p text:style-name="P50">-</text:p>
          </table:table-cell>
          <table:table-cell table:style-name="Tabela1.B9" office:value-type="string">
            <text:p text:style-name="P49">take away permission</text:p>
          </table:table-cell>
        </table:table-row>
      </table:table>
      <text:p text:style-name="P14"/>
      <text:p text:style-name="P14"><text:tab/>Remover o direito de ler, escrever e executar operações por OTHER e GROUP</text:p>
      <text:p text:style-name="P14"><text:tab/>chmod go-rwx biglist</text:p>
      <text:p text:style-name="P14"><text:tab/>Adicionar a permissão de ler e escrever ao biglist para todos</text:p>
      <text:p text:style-name="P15"><text:tab/>chmod a+rw biglist</text:p>
      <text:p text:style-name="P15"/>
      <text:p text:style-name="P16"><text:span text:style-name="T34"><text:tab/>E</text:span>xemplo <text:span text:style-name="T34">1</text:span>:</text:p>
      <text:p text:style-name="P16"><text:tab/>chmod a-r nomeDoArquivo.txt<text:line-break/><text:tab/>tirar a permissão de leitura de todo mundo.</text:p>
      <text:p text:style-name="P16"/>
      <text:p text:style-name="P16"><text:tab/>Exemplo 2</text:p>
      <text:p text:style-name="P16"><text:tab/>chmod u=x apenas_execucao.txt</text:p>
      <text:p text:style-name="P16"><text:tab/>o usuário (u) tem apenas a permissão de executar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51" text:outline-level="3"/>
      <text:p text:style-name="P85"/>
      <text:h text:style-name="P51" text:outline-level="3"><text:bookmark text:name="parte-i-comandos-de-input-e-output"/><text:soft-page-break/><text:tab/>Parte I - Comandos de Input e Output</text:h>
      <text:p text:style-name="P85"/>
      <text:list xml:id="list2312476117" text:style-name="L2">
        <text:list-header>
          <text:p text:style-name="P61"><text:span text:style-name="T25">Navegue até a pasta </text:span><text:span text:style-name="Source_20_Text"><text:span text:style-name="T1">unix_tests</text:span></text:span><text:span text:style-name="T25">;</text:span></text:p>
          <text:p text:style-name="P76">mkdir unix_tests</text:p>
          <text:p text:style-name="P60"><text:span text:style-name="T25">Crie um arquivo texto pelo terminal com o nome </text:span><text:span text:style-name="Source_20_Text"><text:span text:style-name="T1">skills2.txt</text:span></text:span><text:span text:style-name="T25"> e adicione os valores </text:span><text:span text:style-name="Source_20_Text"><text:span text:style-name="T1">Internet</text:span></text:span><text:span text:style-name="T25">, </text:span><text:span text:style-name="Source_20_Text"><text:span text:style-name="T1">Unix</text:span></text:span><text:span text:style-name="T25"> e </text:span><text:span text:style-name="Source_20_Text"><text:span text:style-name="T1">Bash</text:span></text:span><text:span text:style-name="T25">, um em cada linha.</text:span></text:p>
          <text:p text:style-name="P76">cat&gt;skills2.txt</text:p>
          <text:p text:style-name="P66">Adicione mais 5 itens à sua lista de skills e depois imprima a lista ordenada no terminal. 🤓</text:p>
          <text:p text:style-name="P76">cat&gt;&gt;skills2.txt</text:p>
          <text:p text:style-name="P76">sort&lt;skills.txt</text:p>
          <text:p text:style-name="P60"><text:span text:style-name="T25">Conte quantas linhas tem o arquivo </text:span><text:span text:style-name="Source_20_Text"><text:span text:style-name="T1">skills2.txt</text:span></text:span><text:span text:style-name="T25">.</text:span></text:p>
          <text:p text:style-name="P89"><text:span text:style-name="T16">w</text:span><text:span text:style-name="T9">c -w skills2.txt</text:span></text:p>
          <text:p text:style-name="P60"><text:span text:style-name="T25">Crie um arquivo chamado </text:span><text:span text:style-name="Source_20_Text"><text:span text:style-name="T1">top_skills.txt</text:span></text:span><text:span text:style-name="T25"> usando o </text:span><text:span text:style-name="Source_20_Text"><text:span text:style-name="T1">skills2.txt</text:span></text:span><text:span text:style-name="T25">, contendo as 3 primeiras skills em ordem alfabética.</text:span></text:p>
          <text:p text:style-name="P84">head -3 skills2.txt | sort &gt; top_skills.txt</text:p>
          <text:p text:style-name="P60"><text:span text:style-name="T25">Crie um novo arquivo chamado </text:span><text:span text:style-name="Source_20_Text"><text:span text:style-name="T1">phrases2.txt</text:span></text:span><text:span text:style-name="T25"> pelo o terminal e adicione algumas frases de suas escolha.</text:span></text:p>
          <text:p text:style-name="P79">Cat &gt; phrases2.txt</text:p>
          <text:p text:style-name="P60"><text:span text:style-name="T25">Conte o número de linhas que contêm as letras </text:span><text:span text:style-name="Source_20_Text"><text:span text:style-name="T1">br</text:span></text:span><text:span text:style-name="T25">.</text:span></text:p>
          <text:p text:style-name="P79">grep 'br' phrases2.txt | wc -l</text:p>
          <text:p text:style-name="P60"><text:span text:style-name="T25">Conte o número de linhas que </text:span><text:span text:style-name="Strong_20_Emphasis"><text:span text:style-name="T25">não</text:span></text:span><text:span text:style-name="T25"> contêm as letras </text:span><text:span text:style-name="Source_20_Text"><text:span text:style-name="T1">br</text:span></text:span><text:span text:style-name="T25">.</text:span></text:p>
          <text:p text:style-name="P77">grep -v 'br' phrases2.txt | wc -l</text:p>
          <text:p text:style-name="P60"><text:span text:style-name="T25">Adicione dois nomes de países ao final do arquivo </text:span><text:span text:style-name="Source_20_Text"><text:span text:style-name="T1">phrases2.txt</text:span></text:span><text:span text:style-name="T25">.</text:span></text:p>
          <text:p text:style-name="P90"><text:span text:style-name="T9">Cat &gt;&gt; </text:span><text:span text:style-name="T17">phrases2.txt</text:span></text:p>
          <text:p text:style-name="P60"><text:span text:style-name="T25">Crie um novo arquivo chamado </text:span><text:span text:style-name="Source_20_Text"><text:span text:style-name="T1">bunch_of_things.txt</text:span></text:span><text:span text:style-name="T25"> com os conteúdos dos arquivos </text:span><text:span text:style-name="Source_20_Text"><text:span text:style-name="T1">phrases2.txt</text:span></text:span><text:span text:style-name="T25"> e </text:span><text:span text:style-name="Source_20_Text"><text:span text:style-name="T1">countries.txt</text:span></text:span></text:p>
          <text:p text:style-name="P92">cat phrases2.txt countries.txt &gt; bunch_of_things.txt</text:p>
          <text:p text:style-name="P62"><text:span text:style-name="T25">Ordene o arquivo </text:span><text:span text:style-name="Source_20_Text"><text:span text:style-name="T1">bunch_of_things.txt</text:span></text:span><text:span text:style-name="T25">.</text:span></text:p>
          <text:p text:style-name="P80">Sort bunch_of_things.txt</text:p>
        </text:list-header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53" text:outline-level="3"><text:bookmark text:name="parte-ii-permissões"/><text:soft-page-break/><text:tab/>Parte II – Permissões</text:h>
      <text:p text:style-name="P93"/>
      <text:list xml:id="list405767129" text:style-name="L3">
        <text:list-header>
          <text:p text:style-name="P63"><text:span text:style-name="T25">Navegue até a pasta </text:span><text:span text:style-name="Source_20_Text"><text:span text:style-name="T1">unix_tests</text:span></text:span><text:span text:style-name="T25">;</text:span></text:p>
          <text:p text:style-name="P82">cd unix_tests</text:p>
          <text:p text:style-name="P63"><text:span text:style-name="T25">Rode o comando </text:span><text:a xlink:type="simple" xlink:href="https://linux.die.net/man/1/ls" office:target-frame-name="_blank" xlink:show="new" text:style-name="Internet_20_link" text:visited-style-name="Visited_20_Internet_20_Link"><text:span text:style-name="T23">ls</text:span></text:a><text:span text:style-name="T25"> </text:span><text:span text:style-name="Source_20_Text"><text:span text:style-name="T1">-l</text:span></text:span><text:span text:style-name="T25"> e veja quais as permissões dos arquivos;</text:span></text:p>
          <text:p text:style-name="P82">ls -l</text:p>
          <text:p text:style-name="P63"><text:span text:style-name="T25">Mude a permissão do arquivo </text:span><text:span text:style-name="Source_20_Text"><text:span text:style-name="T1">bunch_of_things.txt</text:span></text:span><text:span text:style-name="T25"> para que todos os usuários possam ter acesso à leitura e escrita, e verifique se está correto com o comando </text:span><text:span text:style-name="Source_20_Text"><text:span text:style-name="T1">ls -l</text:span></text:span><text:span text:style-name="T25">;</text:span></text:p>
          <text:p text:style-name="P82">chmod a+rw bunch_of_things.txtcmc</text:p>
          <text:p text:style-name="P54"><text:span text:style-name="T27">Resultado esperado: </text:span><text:span text:style-name="Source_20_Text"><text:span text:style-name="T2">-rw-rw-rw- 1 ana ana 1860 ago 13 11:39 bunch_of_things.txt</text:span></text:span></text:p>
          <text:p text:style-name="P63"><text:span text:style-name="T25">Tire a permissão de escrita do arquivo </text:span><text:span text:style-name="Source_20_Text"><text:span text:style-name="T1">bunch_of_things.txt</text:span></text:span><text:span text:style-name="T25"> para todos os usuários, verifique se está correto com o comando </text:span><text:span text:style-name="Source_20_Text"><text:span text:style-name="T1">ls -l</text:span></text:span><text:span text:style-name="T25">;</text:span></text:p>
          <text:p text:style-name="P55"><text:span text:style-name="Source_20_Text"><text:span text:style-name="T29">chmod a-w bunch_of_things</text:span></text:span></text:p>
          <text:p text:style-name="P56"><text:span text:style-name="Source_20_Text"><text:span text:style-name="T29">Resultado esperado: </text:span></text:span><text:span text:style-name="Source_20_Text"><text:span text:style-name="T3">-r--r--r-- 1 ana ana 1860 ago 13 11:39 bunch_of_things.txt</text:span></text:span></text:p>
          <text:p text:style-name="P63"><text:span text:style-name="T25">Volte à permissão do arquivo </text:span><text:span text:style-name="Source_20_Text"><text:span text:style-name="T1">bunch_of_things.txt</text:span></text:span><text:span text:style-name="T25"> para a listada inicialmente utilizando o comando </text:span><text:span text:style-name="Source_20_Text"><text:span text:style-name="T1">chmod 644 bunch_of_things.txt</text:span></text:span><text:span text:style-name="T25">. </text:span><text:a xlink:type="simple" xlink:href="https://github.com/CristianAmbrosi/tutoriais/blob/master/Permissões%20de%20um%20Arquivo%20ou%20Diretório%20no%20Linux.md" office:target-frame-name="_blank" xlink:show="new" text:style-name="Internet_20_link" text:visited-style-name="Visited_20_Internet_20_Link"><text:span text:style-name="T23">Leia este artigo</text:span></text:a><text:span text:style-name="T25"> para entender mais sobre o que é e como funciona essa numeração </text:span><text:span text:style-name="Source_20_Text"><text:span text:style-name="T1">644</text:span></text:span><text:span text:style-name="T25">.</text:span></text:p>
          <text:p text:style-name="P91"><text:span text:style-name="T9">chmod </text:span><text:span text:style-name="T18">644 bunch_of_things</text:span></text:p>
          <text:p text:style-name="P54"><text:span text:style-name="T27">Resultado esperado: </text:span><text:span text:style-name="Source_20_Text"><text:span text:style-name="T2">-rw-r--r-- 1 ana ana 1860 ago 13 11:39 bunch_of_things.txt</text:span></text:span></text:p>
        </text:list-header>
      </text:list>
      <text:p text:style-name="P1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70"><text:soft-page-break/>Anotações:</text:p>
      <text:p text:style-name="P17"><text:span text:style-name="T30">Echo</text:span>:</text:p>
      <text:p text:style-name="P18"><text:span text:style-name="T34">E</text:span>cho re<text:span text:style-name="T33">cebe</text:span> uma msg e imprime na tela</text:p>
      <text:p text:style-name="P18"><text:span text:style-name="T31">D</text:span><text:span text:style-name="T30">iferença do echo e cat:</text:span> </text:p>
      <text:p text:style-name="P18"><text:span text:style-name="T34">E</text:span>cho já exibe a msg instantaneamente</text:p>
      <text:p text:style-name="P18"><text:span text:style-name="T34">C</text:span>at abre um input</text:p>
      <text:p text:style-name="P19"><text:span text:style-name="T34">E</text:span>cho redireciona algo e ainda cria um arquivo!</text:p>
      <text:p text:style-name="P19"><text:span text:style-name="T34">E</text:span>cho “Segundo comando’ &gt; novo_arquivo.txt<text:span text:style-name="T31"><text:tab/></text:span></text:p>
      <text:p text:style-name="P69">History:</text:p>
      <text:p text:style-name="P20">history | tail -5<text:line-break/>entregando a saída do history e buscando os cinco últimos números</text:p>
      <text:p text:style-name="P2"><text:span text:style-name="T11">h</text:span><text:span text:style-name="T13">istory | grep ‘qualquer_coisa’</text:span></text:p>
      <text:p text:style-name="P21">retorna a linha que contém “qualquer_coisa”</text:p>
      <text:p text:style-name="P42">Find</text:p>
      <text:p text:style-name="P22">Sintaxe</text:p>
      <text:p text:style-name="P22">Find diretório -type d (diretorio) ou f (arquivo)</text:p>
      <text:p text:style-name="P22">find . -name “comando_find.txt”</text:p>
      <text:p text:style-name="P22">encontra <text:s/>os arquivos com o nome “comando_fined.txt”</text:p>
      <text:p text:style-name="P22">find . -name “*.txt”</text:p>
      <text:p text:style-name="P22">encontra todos os nomes que estejam da extensão txt.</text:p>
      <text:p text:style-name="P4"><text:span text:style-name="T12">fi</text:span><text:span text:style-name="T10">nd . -name “*.txt” &gt; virus.txt</text:span></text:p>
      <text:p text:style-name="P22">joga todos os arquivos de extensão txt para virus.txt</text:p>
      <text:p text:style-name="P23">find . -name “*.txt” | sort &gt; virus.txt</text:p>
      <text:p text:style-name="P24">começar um donwload em background</text:p>
      <text:p text:style-name="P24">wget link &amp;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3"><text:soft-page-break/>Introdução à Shell Script</text:p>
      <text:p text:style-name="P25">As variáveis devem ser escritas em letra maiúscula.<text:line-break/><text:line-break/>VARIAVEL= `whoami` &lt;&lt;&lt;comando usa apostrofo</text:p>
      <text:p text:style-name="P25">echo $VARIAVEL</text:p>
      <text:p text:style-name="P25">VARIAVEL=whoami &lt;&lt;&lt; interpreta como uma palavra</text:p>
      <text:p text:style-name="P25">echo $VARIAVEL</text:p>
      <text:p text:style-name="P25">VARIAVEL=”Eu sou um usuário” &lt;&lt;&lt;Sempre que tiver espaços nas frases, utiliza-se “”</text:p>
      <text:p text:style-name="P25">echo $VARIAVEL</text:p>
      <text:p text:style-name="P25">VARIAVEL=”Eu estou logado como usuario `whoami`”</text:p>
      <text:p text:style-name="P25">echo $VARIAVEL</text:p>
      <text:p text:style-name="P44"/>
      <text:p text:style-name="P44">Interagindo com Script</text:p>
      <text:p text:style-name="P26">echo “Digite sua idade: “</text:p>
      <text:p text:style-name="P26">read IDADE</text:p>
      <text:p text:style-name="P26">echo “Eu tenho” $IDADE “anos de idade.”</text:p>
      <text:p text:style-name="P45">OUTRO JEITO</text:p>
      <text:p text:style-name="P27">read <text:s/>-p “Qual é o seu nome?” NOME</text:p>
      <text:p text:style-name="P27">echo “Meu nome é $NOME”</text:p>
      <text:p text:style-name="P27"/>
      <text:p text:style-name="P46">Condições no Shell Script</text:p>
      <text:p text:style-name="P5"><text:span text:style-name="T10">-</text:span><text:span text:style-name="T14">lt less than </text:span></text:p>
      <text:p text:style-name="P28">-gt greater than</text:p>
      <text:p text:style-name="P3"><text:span text:style-name="T15">-</text:span><text:span text:style-name="T14">le less ir qequal</text:span></text:p>
      <text:p text:style-name="P29">-ge greater ir equal</text:p>
      <text:p text:style-name="P28">-eq equal</text:p>
      <text:p text:style-name="P28">-ne not equat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"><text:soft-page-break/><text:span text:style-name="T20">S</text:span><text:span text:style-name="T5">intaxe:</text:span></text:p>
      <text:p text:style-name="P30">echo "Idade: "</text:p>
      <text:p text:style-name="P30">read IDADE</text:p>
      <text:p text:style-name="P30">if [ "$IDADE" -ge "16" ]</text:p>
      <text:p text:style-name="P30">then</text:p>
      <text:p text:style-name="P30">echo "Voce pode votar"</text:p>
      <text:p text:style-name="P30">else</text:p>
      <text:p text:style-name="P30">echo "Voce ainda n pode votar"</text:p>
      <text:p text:style-name="P30">fi</text:p>
      <text:p text:style-name="P7"><text:span text:style-name="T5">Exemplo de duas </text:span><text:span text:style-name="T21">condições (deve ser feito assim)</text:span><text:span text:style-name="T5">:</text:span></text:p>
      <text:p text:style-name="P31">if [ $IDADE -lt 18 ] || [ … ]</text:p>
      <text:p text:style-name="P31">if [ $IDADE -lt 18 ] &amp;&amp; [ … ]</text:p>
      <text:p text:style-name="P47">Dicas:</text:p>
      <text:p text:style-name="P32">read -p “Qual é o seu nome? “ NOME</text:p>
      <text:p text:style-name="P32">echo “Esses são os nomes, $1, $2, $3”</text:p>
      <text:p text:style-name="P32"/>
      <text:p text:style-name="P33">TAREFAS=”viajar beber trabalhar”</text:p>
      <text:p text:style-name="P33">for ITEM in $TAREFAS</text:p>
      <text:p text:style-name="P33">do </text:p>
      <text:p text:style-name="P33"><text:tab/>echo $ITEM</text:p>
      <text:p text:style-name="P33">done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l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5:08:18.965430578</meta:creation-date>
    <meta:generator>LibreOffice/6.4.4.2$Linux_X86_64 LibreOffice_project/40$Build-2</meta:generator>
    <dc:date>2020-08-17T18:47:13.219912509</dc:date>
    <meta:editing-duration>PT3H56M44S</meta:editing-duration>
    <meta:editing-cycles>32</meta:editing-cycles>
    <meta:document-statistic meta:table-count="1" meta:image-count="0" meta:object-count="0" meta:page-count="8" meta:paragraph-count="170" meta:word-count="974" meta:character-count="5801" meta:non-whitespace-character-count="4952"/>
  </office:meta>
</office:document-meta>
</file>